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20pt" style:font-size-asian="20pt" style:font-size-complex="20pt"/>
    </style:style>
    <style:style style:name="P3" style:family="paragraph" style:parent-style-name="Heading">
      <style:text-properties style:font-name="Source Sans Pro" fo:font-size="18pt" officeooo:paragraph-rsid="005be734" style:font-size-asian="18pt" style:font-size-complex="18pt"/>
    </style:style>
    <style:style style:name="P4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5" style:family="paragraph" style:parent-style-name="Heading">
      <style:paragraph-properties fo:break-before="page"/>
      <style:text-properties style:font-name="Source Sans Pro" fo:font-size="18pt" officeooo:rsid="006101a0" officeooo:paragraph-rsid="006101a0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c4408" officeooo:paragraph-rsid="00dfe69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c4408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c9594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177de00" officeooo:paragraph-rsid="0177de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fcb8e" officeooo:paragraph-rsid="00bccf5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117ef2" officeooo:paragraph-rsid="018b36ee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d2eb6" officeooo:paragraph-rsid="00bcb93f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e0204" officeooo:paragraph-rsid="01afffb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e0204" officeooo:paragraph-rsid="00bcb93f" style:font-size-asian="14pt" style:font-size-complex="14pt"/>
    </style:style>
    <style:style style:name="P16" style:family="paragraph" style:parent-style-name="Standard">
      <style:text-properties fo:font-variant="normal" fo:text-transform="none" fo:color="#222222" style:font-name="Source Sans Pro" fo:font-size="14pt" fo:letter-spacing="normal" fo:font-weight="normal" officeooo:rsid="014f8785" officeooo:paragraph-rsid="014f878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136790" officeooo:paragraph-rsid="0182422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136790" officeooo:paragraph-rsid="00be5583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variant="normal" fo:text-transform="none" fo:color="#222222" style:font-name="Source Sans Pro" fo:font-size="12pt" fo:letter-spacing="normal" fo:font-weight="normal" officeooo:rsid="000c9594" officeooo:paragraph-rsid="00bb3b6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2pt" fo:letter-spacing="normal" fo:font-weight="normal" officeooo:rsid="000c9594" officeooo:paragraph-rsid="017e5ed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222222" style:font-name="Source Sans Pro" fo:font-size="12pt" fo:letter-spacing="normal" officeooo:rsid="01569a0d" officeooo:paragraph-rsid="01569a0d" style:font-size-asian="12pt" style:font-size-complex="12pt"/>
    </style:style>
    <style:style style:name="P22" style:family="paragraph" style:parent-style-name="Standard">
      <style:text-properties fo:font-variant="normal" fo:text-transform="none" fo:color="#222222" style:font-name="Source Sans Pro" fo:font-size="12pt" fo:letter-spacing="normal" officeooo:rsid="000fcb8e" officeooo:paragraph-rsid="00bccf5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20pt" fo:letter-spacing="normal" fo:font-weight="normal" officeooo:rsid="00136790" officeooo:paragraph-rsid="01781504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Source Sans Pro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Source Sans Pro" officeooo:paragraph-rsid="00bb3b6b"/>
    </style:style>
    <style:style style:name="P27" style:family="paragraph" style:parent-style-name="Standard">
      <style:paragraph-properties fo:text-align="center" style:justify-single-word="false"/>
      <style:text-properties style:font-name="Source Sans Pro" officeooo:paragraph-rsid="00dfe693"/>
    </style:style>
    <style:style style:name="P28" style:family="paragraph" style:parent-style-name="Standard">
      <style:paragraph-properties fo:text-align="center" style:justify-single-word="false"/>
      <style:text-properties style:font-name="Source Sans Pro" officeooo:paragraph-rsid="00f9d7c9"/>
    </style:style>
    <style:style style:name="P29" style:family="paragraph" style:parent-style-name="Standard">
      <style:paragraph-properties fo:text-align="center" style:justify-single-word="false"/>
      <style:text-properties style:font-name="Source Sans Pro" officeooo:paragraph-rsid="015f4d70"/>
    </style:style>
    <style:style style:name="P30" style:family="paragraph" style:parent-style-name="Standard">
      <style:paragraph-properties fo:text-align="center" style:justify-single-word="false"/>
      <style:text-properties style:font-name="Source Sans Pro" officeooo:paragraph-rsid="01622da8"/>
    </style:style>
    <style:style style:name="P31" style:family="paragraph" style:parent-style-name="Standard">
      <style:paragraph-properties fo:text-align="center" style:justify-single-word="false"/>
      <style:text-properties style:font-name="Source Sans Pro" officeooo:paragraph-rsid="00be5583"/>
    </style:style>
    <style:style style:name="P32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ace22" officeooo:paragraph-rsid="00c0986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font-name="Source Sans Pro" fo:font-size="14pt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c4408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Source Sans Pro" fo:font-size="14pt" officeooo:rsid="000fcb8e" officeooo:paragraph-rsid="00bccf52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Source Sans Pro" fo:font-size="14pt" officeooo:rsid="000d2eb6" officeooo:paragraph-rsid="00bcb93f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Source Sans Pro" fo:font-size="14pt" officeooo:rsid="000f61d0" officeooo:paragraph-rsid="00bcb93f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Source Sans Pro" fo:font-size="14pt" fo:font-weight="normal" officeooo:rsid="000d2eb6" officeooo:paragraph-rsid="01aa925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Source Sans Pro" fo:font-size="14pt" fo:font-weight="normal" officeooo:rsid="000d2eb6" officeooo:paragraph-rsid="01a7585d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Source Sans Pro" fo:font-size="12pt" fo:font-weight="normal" officeooo:rsid="006b03a0" officeooo:paragraph-rsid="00bccf52" style:font-size-asian="12pt" style:font-weight-asian="normal" style:font-size-complex="12pt" style:font-weight-complex="normal"/>
    </style:style>
    <style:style style:name="P43" style:family="paragraph" style:parent-style-name="Text_20_body">
      <style:text-properties style:font-name="Source Sans Pro" fo:font-size="14pt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style:font-name="Source Sans Pro" fo:font-size="14pt" officeooo:rsid="01d07898" officeooo:paragraph-rsid="01d07898" style:font-size-asian="14pt" style:font-size-complex="14pt"/>
    </style:style>
    <style:style style:name="P45" style:family="paragraph" style:parent-style-name="Text_20_body">
      <style:paragraph-properties fo:text-align="center" style:justify-single-word="false"/>
      <style:text-properties style:font-name="Source Sans Pro" fo:font-size="14pt" style:font-size-asian="14pt" style:font-size-complex="14pt"/>
    </style:style>
    <style:style style:name="P46" style:family="paragraph" style:parent-style-name="Text_20_body">
      <style:paragraph-properties fo:text-align="center" style:justify-single-word="false"/>
      <style:text-properties style:font-name="Source Sans Pro" fo:font-size="14pt" officeooo:paragraph-rsid="01e7a84e" style:font-size-asian="14pt" style:font-size-complex="14pt"/>
    </style:style>
    <style:style style:name="P47" style:family="paragraph" style:parent-style-name="Text_20_body">
      <style:paragraph-properties fo:text-align="center" style:justify-single-word="false"/>
      <style:text-properties style:font-name="Source Sans Pro" fo:font-size="14pt" officeooo:rsid="01ec81c2" officeooo:paragraph-rsid="01ec81c2" style:font-size-asian="14pt" style:font-size-complex="14pt"/>
    </style:style>
    <style:style style:name="P48" style:family="paragraph" style:parent-style-name="Text_20_body">
      <style:paragraph-properties fo:text-align="center" style:justify-single-word="false"/>
      <style:text-properties style:font-name="Source Sans Pro" fo:font-size="14pt" officeooo:rsid="01ef1b36" officeooo:paragraph-rsid="01ef1b36" style:font-size-asian="14pt" style:font-size-complex="14pt"/>
    </style:style>
    <style:style style:name="P49" style:family="paragraph" style:parent-style-name="Text_20_body">
      <style:text-properties style:font-name="Source Sans Pro" fo:font-size="14pt" officeooo:rsid="007432df" officeooo:paragraph-rsid="0091f258" style:font-size-asian="14pt" style:font-size-complex="14pt"/>
    </style:style>
    <style:style style:name="P50" style:family="paragraph" style:parent-style-name="Text_20_body">
      <style:text-properties style:font-name="Source Sans Pro" fo:font-size="14pt" officeooo:rsid="01b6ffbf" officeooo:paragraph-rsid="01b6ffbf" style:font-size-asian="14pt" style:font-size-complex="14pt"/>
    </style:style>
    <style:style style:name="P51" style:family="paragraph" style:parent-style-name="Text_20_body">
      <style:paragraph-properties fo:text-align="center" style:justify-single-word="false"/>
      <style:text-properties style:font-name="Source Sans Pro" fo:font-size="14pt" officeooo:rsid="01f0a910" officeooo:paragraph-rsid="01f269b7" style:font-size-asian="14pt" style:font-size-complex="14pt"/>
    </style:style>
    <style:style style:name="P52" style:family="paragraph" style:parent-style-name="Text_20_body">
      <style:paragraph-properties fo:text-align="center" style:justify-single-word="false"/>
      <style:text-properties style:font-name="Source Sans Pro" fo:font-size="14pt" officeooo:rsid="01f59497" officeooo:paragraph-rsid="01f59497" style:font-size-asian="14pt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Source Sans Pro" fo:font-size="14pt" officeooo:rsid="01f59497" officeooo:paragraph-rsid="020e6266" style:font-size-asian="14pt" style:font-size-complex="14pt"/>
    </style:style>
    <style:style style:name="P54" style:family="paragraph" style:parent-style-name="Text_20_body">
      <style:paragraph-properties fo:text-align="center" style:justify-single-word="false"/>
      <style:text-properties style:font-name="Source Sans Pro" fo:font-size="14pt" officeooo:rsid="0204bf11" officeooo:paragraph-rsid="0204bf11" style:font-size-asian="14pt" style:font-size-complex="14pt"/>
    </style:style>
    <style:style style:name="P55" style:family="paragraph" style:parent-style-name="Text_20_body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56" style:family="paragraph" style:parent-style-name="Text_20_body">
      <style:text-properties style:font-name="Source Sans Pro" fo:font-size="12pt" officeooo:paragraph-rsid="005be734" style:font-size-asian="10.5pt" style:font-size-complex="12pt"/>
    </style:style>
    <style:style style:name="P57" style:family="paragraph" style:parent-style-name="Text_20_body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58" style:family="paragraph" style:parent-style-name="Text_20_body">
      <style:text-properties style:font-name="Source Sans Pro" officeooo:paragraph-rsid="0091f258"/>
    </style:style>
    <style:style style:name="P59" style:family="paragraph" style:parent-style-name="Text_20_body">
      <style:text-properties style:font-name="Source Sans Pro" officeooo:paragraph-rsid="01ce065a"/>
    </style:style>
    <style:style style:name="P60" style:family="paragraph" style:parent-style-name="Text_20_body">
      <style:paragraph-properties fo:text-align="center" style:justify-single-word="false"/>
      <style:text-properties style:font-name="Source Sans Pro" officeooo:paragraph-rsid="01d50522"/>
    </style:style>
    <style:style style:name="P61" style:family="paragraph" style:parent-style-name="Text_20_body">
      <style:text-properties style:font-name="Source Sans Pro" officeooo:paragraph-rsid="014be65c"/>
    </style:style>
    <style:style style:name="T1" style:family="text">
      <style:text-properties officeooo:rsid="003bf978"/>
    </style:style>
    <style:style style:name="T2" style:family="text">
      <style:text-properties officeooo:rsid="009a72d9"/>
    </style:style>
    <style:style style:name="T3" style:family="text">
      <style:text-properties officeooo:rsid="000c4408"/>
    </style:style>
    <style:style style:name="T4" style:family="text">
      <style:text-properties officeooo:rsid="000ace22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letter-spacing="normal" officeooo:rsid="000c4408"/>
    </style:style>
    <style:style style:name="T7" style:family="text">
      <style:text-properties fo:font-variant="normal" fo:text-transform="none" fo:color="#222222" fo:letter-spacing="normal" officeooo:rsid="000c9594"/>
    </style:style>
    <style:style style:name="T8" style:family="text">
      <style:text-properties fo:font-variant="normal" fo:text-transform="none" fo:color="#222222" fo:letter-spacing="normal" officeooo:rsid="000ace22"/>
    </style:style>
    <style:style style:name="T9" style:family="text">
      <style:text-properties fo:font-variant="normal" fo:text-transform="none" fo:color="#222222" fo:letter-spacing="normal" officeooo:rsid="00f40214"/>
    </style:style>
    <style:style style:name="T10" style:family="text">
      <style:text-properties fo:font-variant="normal" fo:text-transform="none" fo:color="#222222" fo:letter-spacing="normal" officeooo:rsid="0143692e"/>
    </style:style>
    <style:style style:name="T11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2" style:family="text">
      <style:text-properties fo:font-variant="normal" fo:text-transform="none" fo:color="#222222" fo:letter-spacing="normal" officeooo:rsid="01a93ab5"/>
    </style:style>
    <style:style style:name="T13" style:family="text">
      <style:text-properties fo:font-variant="normal" fo:text-transform="none" fo:color="#222222" fo:letter-spacing="normal" officeooo:rsid="01ae9ce6"/>
    </style:style>
    <style:style style:name="T14" style:family="text">
      <style:text-properties fo:font-variant="normal" fo:text-transform="none" fo:color="#222222" fo:letter-spacing="normal" fo:font-style="normal" fo:font-weight="normal" officeooo:rsid="01e7a84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0c4408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1e97565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22222" fo:letter-spacing="normal" fo:font-style="normal" fo:font-weight="normal" officeooo:rsid="01eb1375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222222" fo:letter-spacing="normal" fo:font-style="normal" fo:font-weight="normal" officeooo:rsid="01e5b477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222222" fo:letter-spacing="normal" fo:font-style="normal" fo:font-weight="normal" officeooo:rsid="000c9594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22222" fo:letter-spacing="normal" fo:font-style="normal" fo:font-weight="normal" officeooo:rsid="01ee2810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222222" fo:letter-spacing="normal" fo:font-style="normal" fo:font-weight="normal" officeooo:rsid="020ffed4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22222" fo:letter-spacing="normal" fo:font-style="normal" fo:font-weight="normal" officeooo:rsid="0211c18d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222222" fo:letter-spacing="normal" officeooo:rsid="00dc691d"/>
    </style:style>
    <style:style style:name="T24" style:family="text">
      <style:text-properties fo:font-variant="normal" fo:text-transform="none" fo:color="#222222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22222" fo:font-size="14pt" fo:letter-spacing="normal" fo:font-style="normal" fo:font-weight="normal" officeooo:rsid="000ace2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222222" fo:font-size="14pt" fo:letter-spacing="normal" fo:font-style="normal" fo:font-weight="normal" officeooo:rsid="000c4408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222222" fo:font-size="14pt" fo:letter-spacing="normal" fo:font-style="normal" fo:font-weight="normal" officeooo:rsid="000c959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222222" fo:font-size="14pt" fo:letter-spacing="normal" fo:font-style="normal" fo:font-weight="normal" officeooo:rsid="00e7864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222222" fo:font-size="14pt" fo:letter-spacing="normal" fo:font-style="normal" fo:font-weight="normal" officeooo:rsid="01d694d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222222" fo:font-size="14pt" fo:letter-spacing="normal" officeooo:rsid="000c4408" style:font-size-asian="14pt" style:font-size-complex="14pt"/>
    </style:style>
    <style:style style:name="T31" style:family="text">
      <style:text-properties fo:font-variant="normal" fo:text-transform="none" fo:color="#222222" fo:font-size="14pt" fo:letter-spacing="normal" officeooo:rsid="016d9c92" style:font-size-asian="14pt" style:font-size-complex="14pt"/>
    </style:style>
    <style:style style:name="T32" style:family="text">
      <style:text-properties fo:font-variant="normal" fo:text-transform="none" fo:color="#222222" fo:font-size="14pt" fo:letter-spacing="normal" officeooo:rsid="000c9594" style:font-size-asian="14pt" style:font-size-complex="14pt"/>
    </style:style>
    <style:style style:name="T33" style:family="text">
      <style:text-properties fo:font-variant="normal" fo:text-transform="none" fo:color="#222222" fo:font-size="14pt" fo:letter-spacing="normal" officeooo:rsid="000ace22" style:font-size-asian="14pt" style:font-size-complex="14pt"/>
    </style:style>
    <style:style style:name="T34" style:family="text">
      <style:text-properties fo:font-variant="normal" fo:text-transform="none" fo:color="#222222" fo:font-size="14pt" fo:letter-spacing="normal" officeooo:rsid="0170c559" style:font-size-asian="14pt" style:font-size-complex="14pt"/>
    </style:style>
    <style:style style:name="T35" style:family="text">
      <style:text-properties fo:font-variant="normal" fo:text-transform="none" fo:color="#222222" fo:font-size="14pt" fo:letter-spacing="normal" officeooo:rsid="00136790" style:font-size-asian="14pt" style:font-size-complex="14pt"/>
    </style:style>
    <style:style style:name="T36" style:family="text">
      <style:text-properties fo:font-variant="normal" fo:text-transform="none" fo:color="#222222" fo:font-size="14pt" fo:letter-spacing="normal" officeooo:rsid="017997b9" style:font-size-asian="14pt" style:font-size-complex="14pt"/>
    </style:style>
    <style:style style:name="T37" style:family="text">
      <style:text-properties fo:font-variant="normal" fo:text-transform="none" fo:color="#222222" fo:font-size="14pt" fo:letter-spacing="normal" officeooo:rsid="017f7ec6" style:font-size-asian="14pt" style:font-size-complex="14pt"/>
    </style:style>
    <style:style style:name="T38" style:family="text">
      <style:text-properties fo:font-variant="normal" fo:text-transform="none" fo:color="#222222" fo:font-size="14pt" fo:letter-spacing="normal" officeooo:rsid="0181680c" style:font-size-asian="14pt" style:font-size-complex="14pt"/>
    </style:style>
    <style:style style:name="T39" style:family="text">
      <style:text-properties fo:font-variant="normal" fo:text-transform="none" fo:color="#222222" fo:font-size="14pt" fo:letter-spacing="normal" officeooo:rsid="0183e3c0" style:font-size-asian="14pt" style:font-size-complex="14pt"/>
    </style:style>
    <style:style style:name="T40" style:family="text">
      <style:text-properties style:font-name-asian="Liberation Serif1" style:font-name-complex="Liberation Serif1"/>
    </style:style>
    <style:style style:name="T41" style:family="text">
      <style:text-properties officeooo:rsid="01824221" style:font-name-asian="Liberation Serif1" style:font-name-complex="Liberation Serif1"/>
    </style:style>
    <style:style style:name="T42" style:family="text">
      <style:text-properties style:font-name-asian="NSimSun" style:font-name-complex="Arial"/>
    </style:style>
    <style:style style:name="T43" style:family="text">
      <style:text-properties officeooo:rsid="00c0986b"/>
    </style:style>
    <style:style style:name="T44" style:family="text">
      <style:text-properties officeooo:rsid="00ca53ab"/>
    </style:style>
    <style:style style:name="T45" style:family="text">
      <style:text-properties officeooo:rsid="0114c345"/>
    </style:style>
    <style:style style:name="T46" style:family="text">
      <style:text-properties officeooo:rsid="01188352"/>
    </style:style>
    <style:style style:name="T47" style:family="text">
      <style:text-properties officeooo:rsid="01189645"/>
    </style:style>
    <style:style style:name="T48" style:family="text">
      <style:text-properties officeooo:rsid="012f1f91"/>
    </style:style>
    <style:style style:name="T49" style:family="text">
      <style:text-properties officeooo:rsid="01339fbf"/>
    </style:style>
    <style:style style:name="T50" style:family="text">
      <style:text-properties officeooo:rsid="01395ab7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136790" style:font-size-asian="14pt" style:font-size-complex="14pt"/>
    </style:style>
    <style:style style:name="T53" style:family="text">
      <style:text-properties fo:font-size="14pt" officeooo:rsid="017b36ed" style:font-size-asian="14pt" style:font-size-complex="14pt"/>
    </style:style>
    <style:style style:name="T54" style:family="text">
      <style:text-properties fo:font-size="14pt" officeooo:rsid="01d50522" style:font-size-asian="14pt" style:font-size-complex="14pt"/>
    </style:style>
    <style:style style:name="T55" style:family="text">
      <style:text-properties fo:font-size="14pt" officeooo:rsid="01cfccdf" style:font-size-asian="14pt" style:font-size-complex="14pt"/>
    </style:style>
    <style:style style:name="T56" style:family="text">
      <style:text-properties fo:font-size="14pt" officeooo:rsid="01d26300" style:font-size-asian="14pt" style:font-size-complex="14pt"/>
    </style:style>
    <style:style style:name="T57" style:family="text">
      <style:text-properties fo:font-size="14pt" officeooo:rsid="01ce065a" style:font-size-asian="14pt" style:font-size-complex="14pt"/>
    </style:style>
    <style:style style:name="T5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officeooo:rsid="000ace22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officeooo:rsid="013c9988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fo:font-weight="normal" officeooo:rsid="013d4577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fo:font-weight="normal" officeooo:rsid="01ba6de8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fo:font-weight="normal" officeooo:rsid="0191a78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font-style="normal" fo:font-weight="normal" officeooo:rsid="01bb724b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font-weight="normal" officeooo:rsid="014be65c" style:font-size-asian="14pt" style:font-weight-asian="normal" style:font-size-complex="14pt" style:font-weight-complex="normal"/>
    </style:style>
    <style:style style:name="T66" style:family="text">
      <style:text-properties fo:font-size="14pt" fo:font-weight="normal" officeooo:rsid="014e1485" style:font-size-asian="14pt" style:font-weight-asian="normal" style:font-size-complex="14pt" style:font-weight-complex="normal"/>
    </style:style>
    <style:style style:name="T67" style:family="text">
      <style:text-properties officeooo:rsid="0184eea7"/>
    </style:style>
    <style:style style:name="T68" style:family="text">
      <style:text-properties officeooo:rsid="01a07979"/>
    </style:style>
    <style:style style:name="T69" style:family="text">
      <style:text-properties officeooo:rsid="01a51be2"/>
    </style:style>
    <style:style style:name="T70" style:family="text">
      <style:text-properties officeooo:rsid="01acc8f1"/>
    </style:style>
    <style:style style:name="T71" style:family="text">
      <style:text-properties officeooo:rsid="01c0a920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font-size="18pt" officeooo:rsid="01dcde4a" style:font-size-asian="18pt" style:font-size-complex="18pt"/>
    </style:style>
    <style:style style:name="T74" style:family="text">
      <style:text-properties fo:font-size="18pt" officeooo:rsid="01ce065a" style:font-size-asian="18pt" style:font-size-complex="18pt"/>
    </style:style>
    <style:style style:name="T75" style:family="text">
      <style:text-properties officeooo:rsid="01dcde4a"/>
    </style:style>
    <style:style style:name="T76" style:family="text">
      <style:text-properties officeooo:rsid="01e07aa4"/>
    </style:style>
    <style:style style:name="T77" style:family="text">
      <style:text-properties officeooo:rsid="01f0a910"/>
    </style:style>
    <style:style style:name="T78" style:family="text">
      <style:text-properties officeooo:rsid="01f2e9dc"/>
    </style:style>
    <style:style style:name="T79" style:family="text">
      <style:text-properties officeooo:rsid="01f3c65f"/>
    </style:style>
    <style:style style:name="T80" style:family="text">
      <style:text-properties officeooo:rsid="02080607"/>
    </style:style>
    <style:style style:name="T81" style:family="text">
      <style:text-properties officeooo:rsid="0208d310"/>
    </style:style>
    <style:style style:name="T82" style:family="text">
      <style:text-properties officeooo:rsid="020aa47c"/>
    </style:style>
    <style:style style:name="T83" style:family="text">
      <style:text-properties officeooo:rsid="0211c18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1">UTFPR Dois Vizinhos</text:p>
        <text:p text:style-name="P1">Engenharia de Software</text:p>
        <text:p text:style-name="P1"/>
        <text:p text:style-name="P24">Banco de Dados 1</text:p>
        <text:p text:style-name="P1"><text:span text:style-name="T49">Professor </text:span>Anderson Chaves Carniel</text:p>
        <text:p text:style-name="P1"/>
        <text:p text:style-name="P1"/>
        <text:p text:style-name="P2">Trabalho Prático, Parte 2</text:p>
        <text:p text:style-name="P2">Minimundo: Sistema de Relacionamento Cliente e Empresa</text:p>
        <text:p text:style-name="P1"/>
        <text:p text:style-name="P1"/>
        <text:p text:style-name="P1"/>
        <text:p text:style-name="P1"/>
        <text:p text:style-name="P1">Paulo Henrique Moschen Sartori</text:p>
        <text:p text:style-name="P1">Fabio Henrique Lorenzetti</text:p>
        <text:p text:style-name="P1">Lucas <text:span text:style-name="T1">d</text:span>a Silva Marcos</text:p>
        <text:p text:style-name="P1">Anderson Pereira Brzezinski</text:p>
        <text:p text:style-name="P1">L<text:span text:style-name="T48">eonardo</text:span> D<text:span text:style-name="T48">all</text:span>’A<text:span text:style-name="T48">sta</text:span> K<text:span text:style-name="T48">rüger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4">Novembro, 2019</text:p>
      </text:section>
      <text:section text:style-name="Sect1" text:name="Esquema Relacional">
        <text:p text:style-name="P3"><text:soft-page-break/><text:span text:style-name="T2">1</text:span> Esquema Relacional</text:p>
        <text:section text:style-name="Sect1" text:name="Consultas em Álgebra Relacional">
          <text:p text:style-name="P4">2 Consultas em Álgebra Relacional</text:p>
          <text:p text:style-name="P56"/>
          <text:p text:style-name="P49"><text:span text:style-name="T50">2.1 O estado e detalhes de todos os contatos do consumidor ‘Sam Bridges’, além do</text:span></text:p>
          <text:p text:style-name="P50">nome dos atendentes que responderam:</text:p>
          <text:p text:style-name="P26"><text:span text:style-name="T59">t ← Atendente </text:span><text:span text:style-name="T24">⋈</text:span><text:span text:style-name="T58"> </text:span><text:span text:style-name="T59">Contato</text:span></text:p>
          <text:p text:style-name="P32"><text:s text:c="19"/>(crachá <text:span text:style-name="T43">= </text:span>atendente)</text:p>
          <text:p text:style-name="P34"/>
          <text:p text:style-name="P26"><text:span text:style-name="T59">g ← Consumidor </text:span><text:span text:style-name="T25">⋈ t</text:span></text:p>
          <text:p text:style-name="P6"><text:s text:c="34"/><text:tab/> <text:s text:c="2"/>(<text:span text:style-name="T44">cpf = </text:span>consumidor)</text:p>
          <text:p text:style-name="P6"/>
          <text:p text:style-name="P33"><text:span text:style-name="T5">h ← </text:span><text:span text:style-name="T6">σ (nome = ‘</text:span><text:span text:style-name="T10">Sam Bridges</text:span><text:span text:style-name="T6">’) </text:span><text:span text:style-name="T9">g</text:span></text:p>
          <text:p text:style-name="P7"/>
          <text:p text:style-name="P7">π {Consumidor.nome, <text:s/>Atendente.nome, </text:p>
          <text:p text:style-name="P27"><text:span text:style-name="T26"><text:s/>contato, descrição, Contato.status} <text:s/></text:span><text:span text:style-name="T27">h</text:span></text:p>
          <text:p text:style-name="P8"/>
          <text:p text:style-name="P8"/>
          <text:p text:style-name="P8"/>
          <text:p text:style-name="P58"><text:span text:style-name="T60">2.</text:span><text:span text:style-name="T61">2 </text:span><text:span text:style-name="T62">O número de protocolo e detelhas de t</text:span><text:span text:style-name="T63">odos os c</text:span><text:span text:style-name="T61">ontatos </text:span><text:span text:style-name="T64">pertencentes a </text:span><text:span text:style-name="T63">c</text:span><text:span text:style-name="T61">hamados ‘Em andamento’:</text:span></text:p>
          <text:p text:style-name="P26"><text:span text:style-name="T27">t ← <text:s/></text:span><text:span text:style-name="T26">σ</text:span><text:span text:style-name="T27">(status = ‘</text:span><text:span text:style-name="T28">E</text:span><text:span text:style-name="T27">m andamento’) Chamado</text:span></text:p>
          <text:p text:style-name="P9"/>
          <text:p text:style-name="P26"><text:span text:style-name="T27">g ← Contato </text:span><text:span text:style-name="T25">⋈ </text:span><text:span text:style-name="T27">t</text:span></text:p>
          <text:p text:style-name="P35"><text:span text:style-name="T7"><text:tab/> <text:s/>(chamado = p</text:span><text:span text:style-name="T23">rotocolo</text:span><text:span text:style-name="T7">)</text:span></text:p>
          <text:p text:style-name="P8"/>
          <text:p text:style-name="P36"><text:span text:style-name="T5">π {</text:span><text:span text:style-name="T7">protocolo, detalhes} g</text:span></text:p>
          <text:p text:style-name="P9"/>
          <text:p text:style-name="P9"/>
          <text:p text:style-name="P9"/>
          <text:p text:style-name="P9"/>
          <text:p text:style-name="P9"/>
          <text:p text:style-name="P9"><text:soft-page-break/></text:p>
          <text:p text:style-name="P59"><text:span text:style-name="T51">2.3 </text:span><text:span text:style-name="T54">O número de protocolo de t</text:span><text:span text:style-name="T55">odos os chamados, e quando eles r</text:span><text:span text:style-name="T56">eferenciam algum </text:span><text:span text:style-name="T55">item, o código deles:</text:span></text:p>
          <text:p text:style-name="P60"><text:span text:style-name="T26">π {</text:span><text:span text:style-name="T27">protocolo, c</text:span><text:span text:style-name="T29">odigo</text:span><text:span text:style-name="T27">} </text:span><text:span text:style-name="T57">Chamado </text:span><text:span text:style-name="T74">⟕</text:span><text:span text:style-name="T57"> Item_comprado</text:span></text:p>
          <text:p text:style-name="P44"><text:s text:c="28"/>(protocolo = chamado)</text:p>
          <text:p text:style-name="P43"/>
          <text:p text:style-name="P43">2.4 <text:span text:style-name="T76">Todos os serviços cadastrados, e o estado dos chamados os referenciam, se houver algum:</text:span></text:p>
          <text:p text:style-name="P47">t ← <text:span text:style-name="T75">Chamado </text:span><text:span text:style-name="T72">⟖</text:span> <text:span text:style-name="T75">Servico_contratado </text:span><text:span text:style-name="T73">⟖</text:span><text:span text:style-name="T75"> Servico</text:span></text:p>
          <text:p text:style-name="P48">(protocolo = chamado) <text:s text:c="10"/>(servico = codigo)</text:p>
          <text:p text:style-name="P48"/>
          <text:p text:style-name="P46"><text:span text:style-name="T15">π {</text:span><text:span text:style-name="T16">Servico.</text:span><text:span text:style-name="T14">nome, </text:span><text:span text:style-name="T17">Chamado.</text:span><text:span text:style-name="T18">status</text:span><text:span text:style-name="T19">} </text:span><text:span text:style-name="T20">t</text:span></text:p>
          <text:p text:style-name="P46"><text:span text:style-name="T20"/></text:p>
          <text:p text:style-name="P43">2.5 <text:span text:style-name="T83">O nome de todos os consumidores, de todos os atendentes, incluindo detalhes de qualquer contato que tenha ocorido entre os dois grupos:</text:span></text:p>
          <text:p text:style-name="P45"><text:span text:style-name="T79">t ← Consumidor </text:span><text:span text:style-name="T72">⟗</text:span> <text:span text:style-name="T77">Contato </text:span></text:p>
          <text:p text:style-name="P54">(<text:span text:style-name="T80">cpf = consumidor</text:span>)</text:p>
          <text:p text:style-name="P51"><text:span text:style-name="T79">g ← </text:span>ContatoSAC <text:span text:style-name="T72">⟗</text:span> <text:span text:style-name="T78">Atendente</text:span></text:p>
          <text:p text:style-name="P54">(<text:span text:style-name="T81">atendente = cracha</text:span>)</text:p>
          <text:p text:style-name="P52"/>
          <text:p text:style-name="P53"><text:span text:style-name="T15">π </text:span><text:span text:style-name="T21">{</text:span><text:span text:style-name="T22">Consumidor.nome, Atendente.nome, Contato.detalhes</text:span><text:span text:style-name="T21">} </text:span>t <text:span text:style-name="T72">⟗</text:span> g</text:p>
          <text:p text:style-name="P54"><text:s text:c="117"/>(<text:span text:style-name="T82">protocolo = contato</text:span>)</text:p>
          <text:p text:style-name="P57"/>
          <text:p text:style-name="P58"><text:soft-page-break/><text:span text:style-name="T65"/></text:p>
          <text:p text:style-name="P61"><text:span text:style-name="T65">2.6 </text:span><text:span text:style-name="T66">Nome e crachá de todos os atendentes e de todos os empregados responsáveis por um setor:</text:span></text:p>
          <text:p text:style-name="P28"><text:span text:style-name="T30"/></text:p>
          <text:p text:style-name="P29"><text:span text:style-name="T30">π {nome, </text:span><text:span text:style-name="T31">crachá</text:span><text:span text:style-name="T30">} Atendente</text:span></text:p>
          <text:p text:style-name="P10">U</text:p>
          <text:p text:style-name="P30"><text:span text:style-name="T30">π {nome, </text:span><text:span text:style-name="T31">crachá</text:span><text:span text:style-name="T30">} </text:span><text:span text:style-name="T32">Empregado </text:span><text:span text:style-name="T33">⋈ <text:s/></text:span><text:span text:style-name="T32">Setor</text:span></text:p>
          <text:p text:style-name="P30"><text:span text:style-name="T32"><text:s text:c="30"/><text:tab/> <text:s text:c="17"/><text:tab/> <text:s/>(crach</text:span><text:span text:style-name="T34">á</text:span><text:span text:style-name="T32"> = responsavel)</text:span></text:p>
          <text:p text:style-name="P19"/>
          <text:p text:style-name="P16"/>
          <text:p text:style-name="P43">2.7 <text:span text:style-name="T67">Todos os consumidores que fizeram chamados sobre item e serviços também:</text:span></text:p>
          <text:p text:style-name="P19"/>
          <text:p text:style-name="P20"><text:span text:style-name="T52">(c</text:span><text:span text:style-name="T53">hamado = protocolo</text:span><text:span text:style-name="T52">)<text:tab/> </text:span></text:p>
          <text:p text:style-name="P31"><text:span text:style-name="T35">Consumidor </text:span><text:span text:style-name="T33">⋈ </text:span><text:span text:style-name="T35">Contato </text:span><text:span text:style-name="T33">⋈ </text:span><text:span text:style-name="T35">Chamado </text:span><text:span text:style-name="T33">⋈ <text:s/></text:span><text:span text:style-name="T35">Item_comprado</text:span></text:p>
          <text:p text:style-name="P31"><text:span text:style-name="T35">(cpf </text:span><text:span text:style-name="T36">= consumidor</text:span><text:span text:style-name="T35">) <text:s text:c="32"/>(</text:span><text:span text:style-name="T37">protocolo = chamado</text:span><text:span text:style-name="T35">)</text:span></text:p>
          <text:p text:style-name="P23"><text:span text:style-name="T40">∩</text:span></text:p>
          <text:p text:style-name="P17"><text:span text:style-name="T40">(</text:span><text:span text:style-name="T41">chamado = </text:span><text:span text:style-name="T40">protocolo)</text:span></text:p>
          <text:p text:style-name="P31"><text:span text:style-name="T35">Consumidor </text:span><text:span text:style-name="T33">⋈ </text:span><text:span text:style-name="T35">Contato </text:span><text:span text:style-name="T33">⋈ </text:span><text:span text:style-name="T35">chamado </text:span><text:span text:style-name="T33">⋈ <text:s/></text:span><text:span text:style-name="T35">servico_contato</text:span></text:p>
          <text:p text:style-name="P31"><text:span text:style-name="T35"><text:tab/><text:tab/><text:tab/> (cpf </text:span><text:span text:style-name="T38">= consumidor</text:span><text:span text:style-name="T35">) <text:s text:c="19"/>(p</text:span><text:span text:style-name="T39">rotocolo = chamado</text:span><text:span text:style-name="T35">)</text:span></text:p>
          <text:p text:style-name="P18"><text:span text:style-name="T42"/></text:p>
          <text:p text:style-name="P21"/>
          <text:p text:style-name="P43">2.8 <text:s/><text:span text:style-name="T71">O CPF e o nome de todos os consumidores que não fizeram contatos pelo site:</text:span></text:p>
          <text:p text:style-name="P22"/>
          <text:p text:style-name="P37"><text:span text:style-name="T5">t ← </text:span><text:span text:style-name="T6">π {</text:span><text:span text:style-name="T5">cpf, nome} consumidor </text:span><text:span text:style-name="T8">⋈ </text:span><text:span text:style-name="T5">contato</text:span></text:p>
          <text:p text:style-name="P11"><text:tab/><text:tab/><text:tab/> <text:s text:c="13"/><text:tab/> <text:s text:c="2"/>(cpf = consumidor)</text:p>
          <text:p text:style-name="P11"/>
          <text:p text:style-name="P12">–</text:p>
          <text:p text:style-name="P11"/>
          <text:p text:style-name="P11">g ← <text:span text:style-name="T3">π {</text:span>cpf, nome} consumidor <text:s/><text:span text:style-name="T4">⋈ </text:span>contato <text:span text:style-name="T4">⋈ </text:span>contato_site</text:p>
          <text:p text:style-name="P11"><text:tab/><text:tab/><text:tab/>(cpf = consumidor) <text:s text:c="2"/>(contato = protocolo)</text:p>
          <text:p text:style-name="P42"/>
          <text:p text:style-name="P57"/>
          <text:p text:style-name="P38"><text:soft-page-break/><text:span text:style-name="T5"/></text:p>
          <text:p text:style-name="P55">2.9 <text:span text:style-name="T68">Os atendentes que respoderam chamados sobre todos os items:</text:span></text:p>
          <text:p text:style-name="P40"><text:span text:style-name="T5">itens ← </text:span><text:span text:style-name="T6">π </text:span><text:span text:style-name="T12">{</text:span><text:span text:style-name="T5">codigo</text:span><text:span text:style-name="T12">}</text:span><text:span text:style-name="T5"> </text:span><text:span text:style-name="T13">I</text:span><text:span text:style-name="T5">tem</text:span></text:p>
          <text:p text:style-name="P41"><text:span text:style-name="T5"/></text:p>
          <text:p text:style-name="P13">t ← <text:span text:style-name="T70">C</text:span>ontato <text:span text:style-name="T4">⋈ C</text:span>hamado <text:span text:style-name="T4">⋈ I</text:span>tem_comprado</text:p>
          <text:p text:style-name="P13">(<text:span text:style-name="T46">chamado = protocolo</text:span>) <text:s text:c="2"/>(<text:span text:style-name="T47">protocolo = </text:span>chamado)</text:p>
          <text:p text:style-name="P13"/>
          <text:p text:style-name="P14">g ← <text:span text:style-name="T3">π {codigo} </text:span>atendente <text:span text:style-name="T4">⋈ </text:span>t</text:p>
          <text:p text:style-name="P15"><text:s text:c="42"/><text:tab/> <text:s text:c="4"/>(<text:span text:style-name="T45">cracha = </text:span>atendente)</text:p>
          <text:p text:style-name="P15"/>
          <text:p text:style-name="P39"><text:span text:style-name="T11">item_atendente ÷ itens</text:span></text:p>
          <text:p text:style-name="P39"><text:span text:style-name="T11"/></text:p>
          <text:p text:style-name="P43">2.10 <text:span text:style-name="T69">Livre Escolha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3:02:52.314555869</meta:creation-date>
    <dc:date>2019-11-07T14:59:30.815614578</dc:date>
    <meta:editing-duration>PT1H42M15S</meta:editing-duration>
    <meta:editing-cycles>316</meta:editing-cycles>
    <meta:generator>LibreOffice/6.3.0.4$Linux_X86_64 LibreOffice_project/30$Build-4</meta:generator>
    <meta:document-statistic meta:table-count="0" meta:image-count="0" meta:object-count="0" meta:page-count="6" meta:paragraph-count="69" meta:word-count="409" meta:character-count="2901" meta:non-whitespace-character-count="2149"/>
  </office:meta>
</office:document-meta>
</file>